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65in" fo:margin-left="0in" fo:margin-top="0in" fo:margin-bottom="0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0.4389in"/>
    </style:style>
    <style:style style:name="Table1.C" style:family="table-column">
      <style:table-column-properties style:column-width="0.4396in"/>
    </style:style>
    <style:style style:name="Table1.D" style:family="table-column">
      <style:table-column-properties style:column-width="1.1236in"/>
    </style:style>
    <style:style style:name="Table1.E" style:family="table-column">
      <style:table-column-properties style:column-width="1.1896in"/>
    </style:style>
    <style:style style:name="Table1.F" style:family="table-column">
      <style:table-column-properties style:column-width="1.0646in"/>
    </style:style>
    <style:style style:name="Table1.G" style:family="table-column">
      <style:table-column-properties style:column-width="2.06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G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65in" fo:margin-left="0in" fo:margin-top="0in" fo:margin-bottom="0in" table:align="left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0.4389in"/>
    </style:style>
    <style:style style:name="Table2.C" style:family="table-column">
      <style:table-column-properties style:column-width="0.4396in"/>
    </style:style>
    <style:style style:name="Table2.D" style:family="table-column">
      <style:table-column-properties style:column-width="1.1236in"/>
    </style:style>
    <style:style style:name="Table2.E" style:family="table-column">
      <style:table-column-properties style:column-width="1.1896in"/>
    </style:style>
    <style:style style:name="Table2.F" style:family="table-column">
      <style:table-column-properties style:column-width="1.0646in"/>
    </style:style>
    <style:style style:name="Table2.G" style:family="table-column">
      <style:table-column-properties style:column-width="2.067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G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65in" fo:margin-left="0in" fo:margin-top="0in" fo:margin-bottom="0in" table:align="left"/>
    </style:style>
    <style:style style:name="Table3.A" style:family="table-column">
      <style:table-column-properties style:column-width="0.3722in"/>
    </style:style>
    <style:style style:name="Table3.B" style:family="table-column">
      <style:table-column-properties style:column-width="0.4389in"/>
    </style:style>
    <style:style style:name="Table3.C" style:family="table-column">
      <style:table-column-properties style:column-width="0.4396in"/>
    </style:style>
    <style:style style:name="Table3.D" style:family="table-column">
      <style:table-column-properties style:column-width="1.1236in"/>
    </style:style>
    <style:style style:name="Table3.E" style:family="table-column">
      <style:table-column-properties style:column-width="1.1896in"/>
    </style:style>
    <style:style style:name="Table3.F" style:family="table-column">
      <style:table-column-properties style:column-width="1.0646in"/>
    </style:style>
    <style:style style:name="Table3.G" style:family="table-column">
      <style:table-column-properties style:column-width="2.067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6965in" fo:margin-left="0in" fo:margin-top="0in" fo:margin-bottom="0in" table:align="left"/>
    </style:style>
    <style:style style:name="Table4.A" style:family="table-column">
      <style:table-column-properties style:column-width="0.3722in"/>
    </style:style>
    <style:style style:name="Table4.B" style:family="table-column">
      <style:table-column-properties style:column-width="0.4389in"/>
    </style:style>
    <style:style style:name="Table4.C" style:family="table-column">
      <style:table-column-properties style:column-width="0.4396in"/>
    </style:style>
    <style:style style:name="Table4.D" style:family="table-column">
      <style:table-column-properties style:column-width="1.1236in"/>
    </style:style>
    <style:style style:name="Table4.E" style:family="table-column">
      <style:table-column-properties style:column-width="1.1896in"/>
    </style:style>
    <style:style style:name="Table4.F" style:family="table-column">
      <style:table-column-properties style:column-width="1.0646in"/>
    </style:style>
    <style:style style:name="Table4.G" style:family="table-column">
      <style:table-column-properties style:column-width="2.067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G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6965in" fo:margin-left="0in" fo:margin-top="0in" fo:margin-bottom="0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0.4389in"/>
    </style:style>
    <style:style style:name="Table5.C" style:family="table-column">
      <style:table-column-properties style:column-width="0.4396in"/>
    </style:style>
    <style:style style:name="Table5.D" style:family="table-column">
      <style:table-column-properties style:column-width="1.1236in"/>
    </style:style>
    <style:style style:name="Table5.E" style:family="table-column">
      <style:table-column-properties style:column-width="1.1896in"/>
    </style:style>
    <style:style style:name="Table5.F" style:family="table-column">
      <style:table-column-properties style:column-width="1.0646in"/>
    </style:style>
    <style:style style:name="Table5.G" style:family="table-column">
      <style:table-column-properties style:column-width="2.067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 fo:break-before="pag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1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normal" style:font-size-asian="12pt" style:font-weight-asian="normal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9" style:family="text">
      <style:text-properties fo:font-variant="normal" fo:text-transform="none" fo:color="#00008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0" style:family="text">
      <style:text-properties fo:font-variant="normal" fo:text-transform="none" fo:color="#00008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11" style:family="text">
      <style:text-properties fo:font-variant="normal" fo:text-transform="none" fo:color="#660e7a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Data Modeling</text:span></text:p>
      <text:p text:style-name="P1"/>
      <text:list xml:id="list2111522636" text:style-name="WWNum1">
        <text:list-item>
          <text:p text:style-name="P5"><text:span text:style-name="T2">Conceptual Data Model:</text:span></text:p>
        </text:list-item>
      </text:list>
      <text:p text:style-name="P2"/>
      <text:list xml:id="list51848788840758" text:continue-numbering="true" text:style-name="WWNum1">
        <text:list-item>
          <text:p text:style-name="P5"><text:span text:style-name="T2">Logical Data Model:</text:span></text:p>
        </text:list-item>
      </text:list>
      <text:p text:style-name="P3"/>
      <text:list xml:id="list51847966481914" text:continue-numbering="true" text:style-name="WWNum1">
        <text:list-item>
          <text:p text:style-name="P5"><text:span text:style-name="T2">Physical Data Model:</text:span></text:p>
        </text:list-item>
      </text:list>
      <text:list xml:id="list3486933554" text:style-name="WWNum2">
        <text:list-item>
          <text:p text:style-name="P6"><text:span text:style-name="T3">Bike 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0"><text:span text:style-name="T5">#</text:span></text:p>
          </table:table-cell>
          <table:table-cell table:style-name="Table1.A1" office:value-type="string">
            <text:p text:style-name="P10"><text:span text:style-name="T5">PK</text:span></text:p>
          </table:table-cell>
          <table:table-cell table:style-name="Table1.A1" office:value-type="string">
            <text:p text:style-name="P10"><text:span text:style-name="T5">FK</text:span></text:p>
          </table:table-cell>
          <table:table-cell table:style-name="Table1.A1" office:value-type="string">
            <text:p text:style-name="P10"><text:span text:style-name="T5">Column Name</text:span></text:p>
          </table:table-cell>
          <table:table-cell table:style-name="Table1.A1" office:value-type="string">
            <text:p text:style-name="P10"><text:span text:style-name="T5">Data type</text:span></text:p>
          </table:table-cell>
          <table:table-cell table:style-name="Table1.A1" office:value-type="string">
            <text:p text:style-name="P10"><text:span text:style-name="T5">Mandatory</text:span></text:p>
          </table:table-cell>
          <table:table-cell table:style-name="Table1.G1" office:value-type="string">
            <text:p text:style-name="P10"><text:span text:style-name="T5">Description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1.</text:span></text:p>
          </table:table-cell>
          <table:table-cell table:style-name="Table1.A1" office:value-type="string">
            <text:p text:style-name="P10"><text:span text:style-name="T6">x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6">Id</text:span></text:p>
          </table:table-cell>
          <table:table-cell table:style-name="Table1.A1" office:value-type="string">
            <text:p text:style-name="P10"><text:span text:style-name="T6">Integer</text:span></text:p>
          </table:table-cell>
          <table:table-cell table:style-name="Table1.A1" office:value-type="string">
            <text:p text:style-name="P10"><text:span text:style-name="T6">Yes</text:span></text:p>
          </table:table-cell>
          <table:table-cell table:style-name="Table1.G1" office:value-type="string">
            <text:p text:style-name="P10"><text:span text:style-name="T6">ID, auto increment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2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6">barcode</text:span></text:p>
          </table:table-cell>
          <table:table-cell table:style-name="Table1.A1" office:value-type="string">
            <text:p text:style-name="P10"><text:span text:style-name="T6">VARCHAR</text:span></text:p>
          </table:table-cell>
          <table:table-cell table:style-name="Table1.A1" office:value-type="string">
            <text:p text:style-name="P10"><text:span text:style-name="T6">Yes</text:span></text:p>
          </table:table-cell>
          <table:table-cell table:style-name="Table1.G1" office:value-type="string">
            <text:p text:style-name="P10"><text:span text:style-name="T6">Bike’s barcode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3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12">color</text:span></text:p>
          </table:table-cell>
          <table:table-cell table:style-name="Table1.A1" office:value-type="string">
            <text:p text:style-name="P10"><text:span text:style-name="T6">VARCHAR</text:span></text:p>
          </table:table-cell>
          <table:table-cell table:style-name="Table1.A1" office:value-type="string">
            <text:p text:style-name="P10"><text:span text:style-name="T6">Yes</text:span></text:p>
          </table:table-cell>
          <table:table-cell table:style-name="Table1.G1" office:value-type="string">
            <text:p text:style-name="P10"><text:span text:style-name="T12">Bike’s col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4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12">category</text:span></text:p>
          </table:table-cell>
          <table:table-cell table:style-name="Table1.A1" office:value-type="string">
            <text:p text:style-name="Standard"><text:span text:style-name="T12">VARCHAR</text:span></text:p>
          </table:table-cell>
          <table:table-cell table:style-name="Table1.A1" office:value-type="string">
            <text:p text:style-name="P10"><text:span text:style-name="T6">Yes </text:span></text:p>
          </table:table-cell>
          <table:table-cell table:style-name="Table1.G1" office:value-type="string">
            <text:p text:style-name="P10"><text:span text:style-name="T12">Bike’s category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5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12">bikeValue</text:span></text:p>
          </table:table-cell>
          <table:table-cell table:style-name="Table1.A1" office:value-type="string">
            <text:p text:style-name="Standard"><text:span text:style-name="T12">float</text:span></text:p>
          </table:table-cell>
          <table:table-cell table:style-name="Table1.A1" office:value-type="string">
            <text:p text:style-name="P10"><text:span text:style-name="T6">Yes</text:span></text:p>
          </table:table-cell>
          <table:table-cell table:style-name="Table1.G1" office:value-type="string">
            <text:p text:style-name="P10"><text:span text:style-name="T12">Bike’s value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6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12">baseRentAmount</text:span></text:p>
          </table:table-cell>
          <table:table-cell table:style-name="Table1.A1" office:value-type="string">
            <text:p text:style-name="P10"><text:span text:style-name="T12">float</text:span></text:p>
          </table:table-cell>
          <table:table-cell table:style-name="Table1.A1" office:value-type="string">
            <text:p text:style-name="P10"><text:span text:style-name="T12">Yes</text:span></text:p>
          </table:table-cell>
          <table:table-cell table:style-name="Table1.G1" office:value-type="string">
            <text:p text:style-name="P10"><text:span text:style-name="T12">Bike’s base rent amount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7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12">additionalRentAmount</text:span></text:p>
          </table:table-cell>
          <table:table-cell table:style-name="Table1.A1" office:value-type="string">
            <text:p text:style-name="P10"><text:span text:style-name="T12">float</text:span></text:p>
          </table:table-cell>
          <table:table-cell table:style-name="Table1.A1" office:value-type="string">
            <text:p text:style-name="Standard"><text:span text:style-name="T12">Yes</text:span></text:p>
          </table:table-cell>
          <table:table-cell table:style-name="Table1.G1" office:value-type="string">
            <text:p text:style-name="Standard"><text:span text:style-name="T12">Bike’s additional rent amount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8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<text:span text:style-name="T12">lock</text:span></text:p>
          </table:table-cell>
          <table:table-cell table:style-name="Table1.A1" office:value-type="string">
            <text:p text:style-name="P10"><text:span text:style-name="T12">BOOLEAN</text:span></text:p>
          </table:table-cell>
          <table:table-cell table:style-name="Table1.A1" office:value-type="string">
            <text:p text:style-name="Standard"><text:span text:style-name="T12">Yes</text:span></text:p>
          </table:table-cell>
          <table:table-cell table:style-name="Table1.G1" office:value-type="string">
            <text:p text:style-name="P10"><text:span text:style-name="T12">Bike’s lock status</text:span></text:p>
          </table:table-cell>
        </table:table-row>
      </table:table>
      <text:p text:style-name="P2"/>
      <text:list xml:id="list51849895850115" text:continue-numbering="true" text:style-name="WWNum2">
        <text:list-item>
          <text:p text:style-name="P6">E-Bike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office:value-type="string">
            <text:p text:style-name="P10"><text:span text:style-name="T5">#</text:span></text:p>
          </table:table-cell>
          <table:table-cell table:style-name="Table2.A1" office:value-type="string">
            <text:p text:style-name="P10"><text:span text:style-name="T5">PK</text:span></text:p>
          </table:table-cell>
          <table:table-cell table:style-name="Table2.A1" office:value-type="string">
            <text:p text:style-name="P10"><text:span text:style-name="T5">FK</text:span></text:p>
          </table:table-cell>
          <table:table-cell table:style-name="Table2.A1" office:value-type="string">
            <text:p text:style-name="P10"><text:span text:style-name="T5">Column Name</text:span></text:p>
          </table:table-cell>
          <table:table-cell table:style-name="Table2.A1" office:value-type="string">
            <text:p text:style-name="P10"><text:span text:style-name="T5">Data type</text:span></text:p>
          </table:table-cell>
          <table:table-cell table:style-name="Table2.A1" office:value-type="string">
            <text:p text:style-name="P10"><text:span text:style-name="T5">Mandatory</text:span></text:p>
          </table:table-cell>
          <table:table-cell table:style-name="Table2.G1" office:value-type="string">
            <text:p text:style-name="P10"><text:span text:style-name="T5">Description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6">1.</text:span></text:p>
          </table:table-cell>
          <table:table-cell table:style-name="Table2.A1" office:value-type="string">
            <text:p text:style-name="P10"><text:span text:style-name="T6">x</text:span></text:p>
          </table:table-cell>
          <table:table-cell table:style-name="Table2.A1" office:value-type="string">
            <text:p text:style-name="P10"><text:span text:style-name="T6">x</text:span></text:p>
          </table:table-cell>
          <table:table-cell table:style-name="Table2.A1" office:value-type="string">
            <text:p text:style-name="P10"><text:span text:style-name="T12">id</text:span></text:p>
          </table:table-cell>
          <table:table-cell table:style-name="Table2.A1" office:value-type="string">
            <text:p text:style-name="P10"><text:span text:style-name="T6">Integer</text:span></text:p>
          </table:table-cell>
          <table:table-cell table:style-name="Table2.A1" office:value-type="string">
            <text:p text:style-name="P10"><text:span text:style-name="T6">Yes</text:span></text:p>
          </table:table-cell>
          <table:table-cell table:style-name="Table2.G1" office:value-type="string">
            <text:p text:style-name="P10"><text:span text:style-name="T6">Bike Id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6">2.</text:span>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0"><text:span text:style-name="T12">battery</text:span></text:p>
          </table:table-cell>
          <table:table-cell table:style-name="Table2.A1" office:value-type="string">
            <text:p text:style-name="P10"><text:span text:style-name="T6">Integer</text:span></text:p>
          </table:table-cell>
          <table:table-cell table:style-name="Table2.A1" office:value-type="string">
            <text:p text:style-name="P10"><text:span text:style-name="T6">Yes</text:span></text:p>
          </table:table-cell>
          <table:table-cell table:style-name="Table2.G1" office:value-type="string">
            <text:p text:style-name="P10"><text:span text:style-name="T12">Bike’s battery status</text:span></text:p>
          </table:table-cell>
        </table:table-row>
      </table:table>
      <text:list xml:id="list51848491527710" text:continue-numbering="true" text:style-name="WWNum2">
        <text:list-item>
          <text:p text:style-name="P7"/>
        </text:list-item>
        <text:list-item>
          <text:p text:style-name="P7">Twin E-Bike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Standard"><text:span text:style-name="T4">#</text:span></text:p>
          </table:table-cell>
          <table:table-cell table:style-name="Table3.A1" office:value-type="string">
            <text:p text:style-name="Standard"><text:span text:style-name="T4">PK</text:span></text:p>
          </table:table-cell>
          <table:table-cell table:style-name="Table3.A1" office:value-type="string">
            <text:p text:style-name="Standard"><text:span text:style-name="T4">FK</text:span></text:p>
          </table:table-cell>
          <table:table-cell table:style-name="Table3.A1" office:value-type="string">
            <text:p text:style-name="Standard"><text:span text:style-name="T4">Column Name</text:span></text:p>
          </table:table-cell>
          <table:table-cell table:style-name="Table3.A1" office:value-type="string">
            <text:p text:style-name="Standard"><text:span text:style-name="T4">Data type</text:span></text:p>
          </table:table-cell>
          <table:table-cell table:style-name="Table3.A1" office:value-type="string">
            <text:p text:style-name="Standard"><text:span text:style-name="T4">Mandatory</text:span></text:p>
          </table:table-cell>
          <table:table-cell table:style-name="Table3.G1" office:value-type="string">
            <text:p text:style-name="Standard"><text:span text:style-name="T4">Description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2">1.</text:span></text:p>
          </table:table-cell>
          <table:table-cell table:style-name="Table3.A1" office:value-type="string">
            <text:p text:style-name="Standard"><text:span text:style-name="T12">x</text:span></text:p>
          </table:table-cell>
          <table:table-cell table:style-name="Table3.A1" office:value-type="string">
            <text:p text:style-name="Standard"><text:span text:style-name="T12">x</text:span></text:p>
          </table:table-cell>
          <table:table-cell table:style-name="Table3.A1" office:value-type="string">
            <text:p text:style-name="Standard"><text:span text:style-name="T12">id</text:span></text:p>
          </table:table-cell>
          <table:table-cell table:style-name="Table3.A1" office:value-type="string">
            <text:p text:style-name="Standard"><text:span text:style-name="T12">Integer</text:span></text:p>
          </table:table-cell>
          <table:table-cell table:style-name="Table3.A1" office:value-type="string">
            <text:p text:style-name="Standard"><text:span text:style-name="T12">Yes</text:span></text:p>
          </table:table-cell>
          <table:table-cell table:style-name="Table3.G1" office:value-type="string">
            <text:p text:style-name="Standard"><text:span text:style-name="T12">Bike Id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2">2.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Standard"><text:span text:style-name="T12">battery</text:span></text:p>
          </table:table-cell>
          <table:table-cell table:style-name="Table3.A1" office:value-type="string">
            <text:p text:style-name="Standard"><text:span text:style-name="T12">Integer</text:span></text:p>
          </table:table-cell>
          <table:table-cell table:style-name="Table3.A1" office:value-type="string">
            <text:p text:style-name="Standard"><text:span text:style-name="T12">Yes</text:span></text:p>
          </table:table-cell>
          <table:table-cell table:style-name="Table3.G1" office:value-type="string">
            <text:p text:style-name="Standard"><text:span text:style-name="T12">Bike’s battery status</text:span></text:p>
          </table:table-cell>
        </table:table-row>
      </table:table>
      <text:list xml:id="list51848388869147" text:continue-numbering="true" text:style-name="WWNum2">
        <text:list-item>
          <text:p text:style-name="P7"/>
        </text:list-item>
        <text:list-item>
          <text:p text:style-name="P7">Standard Bike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Standard"><text:span text:style-name="T4">#</text:span></text:p>
          </table:table-cell>
          <table:table-cell table:style-name="Table4.A1" office:value-type="string">
            <text:p text:style-name="Standard"><text:span text:style-name="T4">PK</text:span></text:p>
          </table:table-cell>
          <table:table-cell table:style-name="Table4.A1" office:value-type="string">
            <text:p text:style-name="Standard"><text:span text:style-name="T4">FK</text:span></text:p>
          </table:table-cell>
          <table:table-cell table:style-name="Table4.A1" office:value-type="string">
            <text:p text:style-name="Standard"><text:span text:style-name="T4">Column Name</text:span></text:p>
          </table:table-cell>
          <table:table-cell table:style-name="Table4.A1" office:value-type="string">
            <text:p text:style-name="Standard"><text:span text:style-name="T4">Data type</text:span></text:p>
          </table:table-cell>
          <table:table-cell table:style-name="Table4.A1" office:value-type="string">
            <text:p text:style-name="Standard"><text:span text:style-name="T4">Mandatory</text:span></text:p>
          </table:table-cell>
          <table:table-cell table:style-name="Table4.G1" office:value-type="string">
            <text:p text:style-name="Standard"><text:span text:style-name="T4">Description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2">1.</text:span></text:p>
          </table:table-cell>
          <table:table-cell table:style-name="Table4.A1" office:value-type="string">
            <text:p text:style-name="Standard"><text:span text:style-name="T12">x</text:span></text:p>
          </table:table-cell>
          <table:table-cell table:style-name="Table4.A1" office:value-type="string">
            <text:p text:style-name="Standard"><text:span text:style-name="T12">x</text:span></text:p>
          </table:table-cell>
          <table:table-cell table:style-name="Table4.A1" office:value-type="string">
            <text:p text:style-name="Standard"><text:span text:style-name="T12">id</text:span></text:p>
          </table:table-cell>
          <table:table-cell table:style-name="Table4.A1" office:value-type="string">
            <text:p text:style-name="Standard"><text:span text:style-name="T12">Integer</text:span></text:p>
          </table:table-cell>
          <table:table-cell table:style-name="Table4.A1" office:value-type="string">
            <text:p text:style-name="Standard"><text:span text:style-name="T12">Yes</text:span></text:p>
          </table:table-cell>
          <table:table-cell table:style-name="Table4.G1" office:value-type="string">
            <text:p text:style-name="Standard"><text:span text:style-name="T12">Bike Id</text:span></text:p>
          </table:table-cell>
        </table:table-row>
      </table:table>
      <text:list xml:id="list51848267629307" text:continue-numbering="true" text:style-name="WWNum2">
        <text:list-item>
          <text:p text:style-name="P7"/>
        </text:list-item>
        <text:list-item>
          <text:p text:style-name="P7">Twin Bike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Standard"><text:span text:style-name="T4">#</text:span></text:p>
          </table:table-cell>
          <table:table-cell table:style-name="Table5.A1" office:value-type="string">
            <text:p text:style-name="Standard"><text:span text:style-name="T4">PK</text:span></text:p>
          </table:table-cell>
          <table:table-cell table:style-name="Table5.A1" office:value-type="string">
            <text:p text:style-name="Standard"><text:span text:style-name="T4">FK</text:span></text:p>
          </table:table-cell>
          <table:table-cell table:style-name="Table5.A1" office:value-type="string">
            <text:p text:style-name="Standard"><text:span text:style-name="T4">Column Name</text:span></text:p>
          </table:table-cell>
          <table:table-cell table:style-name="Table5.A1" office:value-type="string">
            <text:p text:style-name="Standard"><text:span text:style-name="T4">Data type</text:span></text:p>
          </table:table-cell>
          <table:table-cell table:style-name="Table5.A1" office:value-type="string">
            <text:p text:style-name="Standard"><text:span text:style-name="T4">Mandatory</text:span></text:p>
          </table:table-cell>
          <table:table-cell table:style-name="Table5.G1" office:value-type="string">
            <text:p text:style-name="Standard"><text:span text:style-name="T4">Description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2">1.</text:span></text:p>
          </table:table-cell>
          <table:table-cell table:style-name="Table5.A1" office:value-type="string">
            <text:p text:style-name="Standard"><text:span text:style-name="T12">x</text:span></text:p>
          </table:table-cell>
          <table:table-cell table:style-name="Table5.A1" office:value-type="string">
            <text:p text:style-name="Standard"><text:span text:style-name="T12">x</text:span></text:p>
          </table:table-cell>
          <table:table-cell table:style-name="Table5.A1" office:value-type="string">
            <text:p text:style-name="Standard"><text:span text:style-name="T12">id</text:span></text:p>
          </table:table-cell>
          <table:table-cell table:style-name="Table5.A1" office:value-type="string">
            <text:p text:style-name="Standard"><text:span text:style-name="T12">Integer</text:span></text:p>
          </table:table-cell>
          <table:table-cell table:style-name="Table5.A1" office:value-type="string">
            <text:p text:style-name="Standard"><text:span text:style-name="T12">Yes</text:span></text:p>
          </table:table-cell>
          <table:table-cell table:style-name="Table5.G1" office:value-type="string">
            <text:p text:style-name="Standard"><text:span text:style-name="T12">Bike Id</text:span></text:p>
          </table:table-cell>
        </table:table-row>
      </table:table>
      <text:list xml:id="list2967223982" text:style-name="WWNum3">
        <text:list-item>
          <text:p text:style-name="P8"/>
        </text:list-item>
        <text:list-item>
          <text:p text:style-name="P9"><text:span text:style-name="T2">Database Script: <text:s/></text:span></text:p>
        </text:list-item>
      </text:list>
      <text:p text:style-name="P3"/>
      <text:p text:style-name="P10"><text:span text:style-name="T9">create table </text:span><text:span text:style-name="T7">"ecoBikeSystem"."DockStation"</text:span></text:p>
      <text:p text:style-name="P11"><text:span text:style-name="T7">(</text:span></text:p>
      <text:p text:style-name="P11"><text:span text:style-name="T8"><text:s text:c="3"/></text:span><text:span text:style-name="T11">id </text:span><text:span text:style-name="T9">serial not null</text:span><text:span text:style-name="T7">,</text:span></text:p>
      <text:p text:style-name="P11"><text:span text:style-name="T8"><text:s text:c="3"/></text:span><text:span text:style-name="T11">name </text:span><text:span text:style-name="T9">VARCHAR not null</text:span><text:span text:style-name="T7">,</text:span></text:p>
      <text:p text:style-name="P11"><text:span text:style-name="T8"><text:s text:c="3"/></text:span><text:span text:style-name="T11">area </text:span><text:span text:style-name="T9">VARCHAR not null</text:span><text:span text:style-name="T7">,</text:span></text:p>
      <text:p text:style-name="P11"><text:span text:style-name="T8"><text:s text:c="3"/></text:span><text:span text:style-name="T11">size </text:span><text:span text:style-name="T9">int not null</text:span><text:span text:style-name="T7">,</text:span></text:p>
      <text:p text:style-name="P11"><text:span text:style-name="T8"><text:s text:c="3"/></text:span><text:span text:style-name="T11">address </text:span><text:span text:style-name="T9">VARCHAR not null</text:span></text:p>
      <text:p text:style-name="P11"><text:span text:style-name="T7">);</text:span></text:p>
      <text:p text:style-name="P11"><text:span text:style-name="T9">create unique index </text:span><text:span text:style-name="T7">dockstation_id_uindex</text:span></text:p>
      <text:p text:style-name="P11"><text:span text:style-name="T8"><text:s text:c="3"/></text:span><text:span text:style-name="T9">on </text:span><text:span text:style-name="T7">"ecoBikeSystem"."DockStation" (</text:span><text:span text:style-name="T11">id</text:span><text:span text:style-name="T7">);</text:span></text:p>
      <text:p text:style-name="P11"><text:span text:style-name="T9">alter table </text:span><text:span text:style-name="T7">"ecoBikeSystem"."DockStation"</text:span></text:p>
      <text:p text:style-name="P11"><text:span text:style-name="T8"><text:s text:c="3"/></text:span><text:span text:style-name="T9">add constraint </text:span><text:span text:style-name="T7">dockstation_pk</text:span></text:p>
      <text:p text:style-name="P11"><text:span text:style-name="T8"><text:s text:c="6"/></text:span><text:span text:style-name="T9">primary key </text:span><text:span text:style-name="T7">(</text:span><text:span text:style-name="T11">id</text:span><text:span text:style-name="T7">);</text:span></text:p>
      <text:p text:style-name="P11"><text:span text:style-name="T9">create table </text:span><text:span text:style-name="T7">"ecoBikeSystem"."Bike"</text:span></text:p>
      <text:p text:style-name="P11"><text:span text:style-name="T7">(</text:span></text:p>
      <text:p text:style-name="P11"><text:span text:style-name="T8"><text:s text:c="3"/></text:span><text:span text:style-name="T11">id </text:span><text:span text:style-name="T9">serial not null</text:span><text:span text:style-name="T7">,</text:span></text:p>
      <text:p text:style-name="P11"><text:span text:style-name="T8"><text:s text:c="3"/></text:span><text:span text:style-name="T11">barcode </text:span><text:span text:style-name="T9">VARCHAR not null</text:span><text:span text:style-name="T7">,</text:span></text:p>
      <text:p text:style-name="P11"><text:span text:style-name="T8"><text:s text:c="3"/></text:span><text:span text:style-name="T11">color </text:span><text:span text:style-name="T9">VARCHAR not null</text:span><text:span text:style-name="T7">,</text:span></text:p>
      <text:p text:style-name="P11"><text:span text:style-name="T8"><text:s text:c="3"/></text:span><text:span text:style-name="T11">category </text:span><text:span text:style-name="T9">VARCHAR not null</text:span><text:span text:style-name="T7">,</text:span></text:p>
      <text:p text:style-name="P11"><text:soft-page-break/><text:span text:style-name="T8"><text:s text:c="3"/></text:span><text:span text:style-name="T11">"bikeValue" </text:span><text:span text:style-name="T9">float not null</text:span><text:span text:style-name="T7">,</text:span></text:p>
      <text:p text:style-name="P11"><text:span text:style-name="T8"><text:s text:c="3"/></text:span><text:span text:style-name="T11">"baseRentAmount" </text:span><text:span text:style-name="T9">float not null</text:span><text:span text:style-name="T7">,</text:span></text:p>
      <text:p text:style-name="P11"><text:span text:style-name="T8"><text:s text:c="3"/></text:span><text:span text:style-name="T11">"additionalRentAmount" </text:span><text:span text:style-name="T9">float not null</text:span><text:span text:style-name="T7">,</text:span></text:p>
      <text:p text:style-name="P11"><text:span text:style-name="T8"><text:s text:c="3"/></text:span><text:span text:style-name="T11">lock </text:span><text:span text:style-name="T9">BOOLEAN default FALSE not null</text:span></text:p>
      <text:p text:style-name="P11"><text:span text:style-name="T7">);</text:span></text:p>
      <text:p text:style-name="P11"><text:span text:style-name="T9">create unique index </text:span><text:span text:style-name="T7">bike_barcode_uindex</text:span></text:p>
      <text:p text:style-name="P11"><text:span text:style-name="T8"><text:s text:c="3"/></text:span><text:span text:style-name="T9">on </text:span><text:span text:style-name="T7">"ecoBikeSystem"."Bike" (</text:span><text:span text:style-name="T11">barcode</text:span><text:span text:style-name="T7">);</text:span></text:p>
      <text:p text:style-name="P11"><text:span text:style-name="T9">create unique index </text:span><text:span text:style-name="T7">bike_id_uindex</text:span></text:p>
      <text:p text:style-name="P11"><text:span text:style-name="T8"><text:s text:c="3"/></text:span><text:span text:style-name="T9">on </text:span><text:span text:style-name="T7">"ecoBikeSystem"."Bike" (</text:span><text:span text:style-name="T11">id</text:span><text:span text:style-name="T7">);</text:span></text:p>
      <text:p text:style-name="P11"><text:span text:style-name="T9">alter table </text:span><text:span text:style-name="T7">"ecoBikeSystem"."Bike"</text:span></text:p>
      <text:p text:style-name="P11"><text:span text:style-name="T8"><text:s text:c="3"/></text:span><text:span text:style-name="T9">add constraint </text:span><text:span text:style-name="T7">bike_pk</text:span></text:p>
      <text:p text:style-name="P11"><text:span text:style-name="T8"><text:s text:c="6"/></text:span><text:span text:style-name="T9">primary key </text:span><text:span text:style-name="T7">(</text:span><text:span text:style-name="T11">id</text:span><text:span text:style-name="T7">);</text:span></text:p>
      <text:p text:style-name="P11"><text:span text:style-name="T9">create table </text:span><text:span text:style-name="T7">"ecoBikeSystem"."BikeInDock"</text:span></text:p>
      <text:p text:style-name="P11"><text:span text:style-name="T7">(</text:span></text:p>
      <text:p text:style-name="P11"><text:span text:style-name="T8"><text:s text:c="3"/></text:span><text:span text:style-name="T11">"BikeId" </text:span><text:span text:style-name="T9">int not null</text:span></text:p>
      <text:p text:style-name="P11"><text:span text:style-name="T10"><text:s text:c="6"/></text:span><text:span text:style-name="T9">constraint </text:span><text:span text:style-name="T7">bikeindock_bike_id_fk</text:span></text:p>
      <text:p text:style-name="P11"><text:span text:style-name="T8"><text:s text:c="9"/></text:span><text:span text:style-name="T9">references </text:span><text:span text:style-name="T7">"ecoBikeSystem"."Bike"</text:span></text:p>
      <text:p text:style-name="P11"><text:span text:style-name="T8"><text:s text:c="12"/></text:span><text:span text:style-name="T9">on update cascade on delete cascade</text:span><text:span text:style-name="T7">,</text:span></text:p>
      <text:p text:style-name="P11"><text:span text:style-name="T8"><text:s text:c="3"/></text:span><text:span text:style-name="T11">"DockId" </text:span><text:span text:style-name="T9">int not null</text:span></text:p>
      <text:p text:style-name="P11"><text:span text:style-name="T10"><text:s text:c="6"/></text:span><text:span text:style-name="T9">constraint </text:span><text:span text:style-name="T7">bikeindock_dockstation_id_fk</text:span></text:p>
      <text:p text:style-name="P11"><text:span text:style-name="T8"><text:s text:c="9"/></text:span><text:span text:style-name="T9">references </text:span><text:span text:style-name="T7">"ecoBikeSystem"."DockStation"</text:span></text:p>
      <text:p text:style-name="P11"><text:soft-page-break/><text:span text:style-name="T8"><text:s text:c="12"/></text:span><text:span text:style-name="T9">on update cascade on delete cascade</text:span><text:span text:style-name="T7">,</text:span></text:p>
      <text:p text:style-name="P11"><text:span text:style-name="T8"><text:s text:c="3"/></text:span><text:span text:style-name="T9">constraint </text:span><text:span text:style-name="T7">bikeindock_pk</text:span></text:p>
      <text:p text:style-name="P11"><text:span text:style-name="T8"><text:s text:c="6"/></text:span><text:span text:style-name="T9">primary key </text:span><text:span text:style-name="T7">(</text:span><text:span text:style-name="T11">"BikeId"</text:span><text:span text:style-name="T7">, </text:span><text:span text:style-name="T11">"DockId"</text:span><text:span text:style-name="T7">)</text:span></text:p>
      <text:p text:style-name="P11"><text:span text:style-name="T7">);</text:span></text:p>
      <text:p text:style-name="P11"><text:span text:style-name="T9">create table </text:span><text:span text:style-name="T7">"ecoBikeSystem"."Payment"</text:span></text:p>
      <text:p text:style-name="P11"><text:span text:style-name="T7">(</text:span></text:p>
      <text:p text:style-name="P11"><text:span text:style-name="T8"><text:s text:c="3"/></text:span><text:span text:style-name="T11">id </text:span><text:span text:style-name="T9">serial not null</text:span><text:span text:style-name="T7">,</text:span></text:p>
      <text:p text:style-name="P11"><text:span text:style-name="T8"><text:s text:c="3"/></text:span><text:span text:style-name="T11">"rentalCode" </text:span><text:span text:style-name="T9">VARCHAR not null</text:span><text:span text:style-name="T7">,</text:span></text:p>
      <text:p text:style-name="P11"><text:span text:style-name="T8"><text:s text:c="3"/></text:span><text:span text:style-name="T11">"deductAmount" </text:span><text:span text:style-name="T9">float not null</text:span><text:span text:style-name="T7">,</text:span></text:p>
      <text:p text:style-name="P11"><text:span text:style-name="T8"><text:s text:c="3"/></text:span><text:span text:style-name="T11">"depositAmount" </text:span><text:span text:style-name="T9">float not null</text:span><text:span text:style-name="T7">,</text:span></text:p>
      <text:p text:style-name="P11"><text:span text:style-name="T8"><text:s text:c="3"/></text:span><text:span text:style-name="T11">"startRentTime" </text:span><text:span text:style-name="T9">TIMESTAMP not null</text:span><text:span text:style-name="T7">,</text:span></text:p>
      <text:p text:style-name="P11"><text:span text:style-name="T8"><text:s text:c="3"/></text:span><text:span text:style-name="T11">"endRentTime" </text:span><text:span text:style-name="T9">TIMESTAMP not null</text:span><text:span text:style-name="T7">,</text:span></text:p>
      <text:p text:style-name="P11"><text:span text:style-name="T8"><text:s text:c="3"/></text:span><text:span text:style-name="T11">status </text:span><text:span text:style-name="T9">int not null</text:span></text:p>
      <text:p text:style-name="P11"><text:span text:style-name="T7">);</text:span></text:p>
      <text:p text:style-name="P11"><text:span text:style-name="T9">create unique index </text:span><text:span text:style-name="T7">payment_id_uindex</text:span></text:p>
      <text:p text:style-name="P11"><text:span text:style-name="T8"><text:s text:c="3"/></text:span><text:span text:style-name="T9">on </text:span><text:span text:style-name="T7">"ecoBikeSystem"."Payment" (</text:span><text:span text:style-name="T11">id</text:span><text:span text:style-name="T7">);</text:span></text:p>
      <text:p text:style-name="P11"><text:span text:style-name="T9">create unique index </text:span><text:span text:style-name="T7">payment_rentalcode_uindex</text:span></text:p>
      <text:p text:style-name="P11"><text:span text:style-name="T8"><text:s text:c="3"/></text:span><text:span text:style-name="T9">on </text:span><text:span text:style-name="T7">"ecoBikeSystem"."Payment" (</text:span><text:span text:style-name="T11">"rentalCode"</text:span><text:span text:style-name="T7">);</text:span></text:p>
      <text:p text:style-name="P11"><text:span text:style-name="T9">alter table </text:span><text:span text:style-name="T7">"ecoBikeSystem"."Payment"</text:span></text:p>
      <text:p text:style-name="P11"><text:span text:style-name="T8"><text:s text:c="3"/></text:span><text:span text:style-name="T9">add constraint </text:span><text:span text:style-name="T7">payment_pk</text:span></text:p>
      <text:p text:style-name="P11"><text:span text:style-name="T8"><text:s text:c="6"/></text:span><text:span text:style-name="T9">primary key </text:span><text:span text:style-name="T7">(</text:span><text:span text:style-name="T11">id</text:span><text:span text:style-name="T7">);</text:span></text:p>
      <text:p text:style-name="P11"><text:soft-page-break/><text:span text:style-name="T9">create table </text:span><text:span text:style-name="T7">"ecoBikeSystem"."PaymentBike"</text:span></text:p>
      <text:p text:style-name="P11"><text:span text:style-name="T7">(</text:span></text:p>
      <text:p text:style-name="P11"><text:span text:style-name="T8"><text:s text:c="3"/></text:span><text:span text:style-name="T11">"PaymentId" </text:span><text:span text:style-name="T9">int not null</text:span></text:p>
      <text:p text:style-name="P11"><text:span text:style-name="T10"><text:s text:c="6"/></text:span><text:span text:style-name="T9">constraint </text:span><text:span text:style-name="T7">paymentbike_payment_id_fk</text:span></text:p>
      <text:p text:style-name="P11"><text:span text:style-name="T8"><text:s text:c="9"/></text:span><text:span text:style-name="T9">references </text:span><text:span text:style-name="T7">"ecoBikeSystem"."Payment"</text:span></text:p>
      <text:p text:style-name="P11"><text:span text:style-name="T8"><text:s text:c="12"/></text:span><text:span text:style-name="T9">on update cascade on delete cascade</text:span><text:span text:style-name="T7">,</text:span></text:p>
      <text:p text:style-name="P11"><text:span text:style-name="T8"><text:s text:c="3"/></text:span><text:span text:style-name="T11">"BikeId" </text:span><text:span text:style-name="T9">int not null</text:span></text:p>
      <text:p text:style-name="P11"><text:span text:style-name="T10"><text:s text:c="6"/></text:span><text:span text:style-name="T9">constraint </text:span><text:span text:style-name="T7">paymentbike_bike_id_fk</text:span></text:p>
      <text:p text:style-name="P11"><text:span text:style-name="T8"><text:s text:c="9"/></text:span><text:span text:style-name="T9">references </text:span><text:span text:style-name="T7">"ecoBikeSystem"."Bike"</text:span></text:p>
      <text:p text:style-name="P11"><text:span text:style-name="T8"><text:s text:c="12"/></text:span><text:span text:style-name="T9">on update cascade on delete cascade</text:span><text:span text:style-name="T7">,</text:span></text:p>
      <text:p text:style-name="P11"><text:span text:style-name="T8"><text:s text:c="3"/></text:span><text:span text:style-name="T9">constraint </text:span><text:span text:style-name="T7">paymentbike_pk</text:span></text:p>
      <text:p text:style-name="P11"><text:span text:style-name="T8"><text:s text:c="6"/></text:span><text:span text:style-name="T9">primary key </text:span><text:span text:style-name="T7">(</text:span><text:span text:style-name="T11">"PaymentId"</text:span><text:span text:style-name="T7">, </text:span><text:span text:style-name="T11">"BikeId"</text:span><text:span text:style-name="T7">)</text:span></text:p>
      <text:p text:style-name="P11"><text:span text:style-name="T7">);</text:span></text:p>
      <text:p text:style-name="P11"><text:span text:style-name="T9">create table </text:span><text:span text:style-name="T7">"ecoBikeSystem"."Card"</text:span></text:p>
      <text:p text:style-name="P11"><text:span text:style-name="T7">(</text:span></text:p>
      <text:p text:style-name="P11"><text:span text:style-name="T8"><text:s text:c="3"/></text:span><text:span text:style-name="T11">id </text:span><text:span text:style-name="T9">serial not null</text:span><text:span text:style-name="T7">,</text:span></text:p>
      <text:p text:style-name="P11"><text:span text:style-name="T8"><text:s text:c="3"/></text:span><text:span text:style-name="T11">"cardCode" </text:span><text:span text:style-name="T9">int not null</text:span><text:span text:style-name="T7">,</text:span></text:p>
      <text:p text:style-name="P11"><text:span text:style-name="T8"><text:s text:c="3"/></text:span><text:span text:style-name="T11">"cardName" </text:span><text:span text:style-name="T9">VARCHAR not null</text:span><text:span text:style-name="T7">,</text:span></text:p>
      <text:p text:style-name="P11"><text:span text:style-name="T8"><text:s text:c="3"/></text:span><text:span text:style-name="T11">"dateExpired" </text:span><text:span text:style-name="T9">VARCHAR not null</text:span><text:span text:style-name="T7">,</text:span></text:p>
      <text:p text:style-name="P11"><text:span text:style-name="T8"><text:s text:c="3"/></text:span><text:span text:style-name="T11">"cvvCode" </text:span><text:span text:style-name="T9">int not null</text:span></text:p>
      <text:p text:style-name="P11"><text:span text:style-name="T7">);</text:span></text:p>
      <text:p text:style-name="P11"><text:soft-page-break/><text:span text:style-name="T9">create unique index </text:span><text:span text:style-name="T7">card_cardcode_uindex</text:span></text:p>
      <text:p text:style-name="P11"><text:span text:style-name="T8"><text:s text:c="3"/></text:span><text:span text:style-name="T9">on </text:span><text:span text:style-name="T7">"ecoBikeSystem"."Card" (</text:span><text:span text:style-name="T11">"cardCode"</text:span><text:span text:style-name="T7">);</text:span></text:p>
      <text:p text:style-name="P11"><text:span text:style-name="T9">create unique index </text:span><text:span text:style-name="T7">card_id_uindex</text:span></text:p>
      <text:p text:style-name="P11"><text:span text:style-name="T8"><text:s text:c="3"/></text:span><text:span text:style-name="T9">on </text:span><text:span text:style-name="T7">"ecoBikeSystem"."Card" (</text:span><text:span text:style-name="T11">id</text:span><text:span text:style-name="T7">);</text:span></text:p>
      <text:p text:style-name="P11"><text:span text:style-name="T9">alter table </text:span><text:span text:style-name="T7">"ecoBikeSystem"."Card"</text:span></text:p>
      <text:p text:style-name="P11"><text:span text:style-name="T8"><text:s text:c="3"/></text:span><text:span text:style-name="T9">add constraint </text:span><text:span text:style-name="T7">card_pk</text:span></text:p>
      <text:p text:style-name="P11"><text:span text:style-name="T8"><text:s text:c="6"/></text:span><text:span text:style-name="T9">primary key </text:span><text:span text:style-name="T7">(</text:span><text:span text:style-name="T11">id</text:span><text:span text:style-name="T7">);</text:span></text:p>
      <text:p text:style-name="P11"><text:span text:style-name="T9">create table </text:span><text:span text:style-name="T7">"ecoBikeSystem"."PaymentCard"</text:span></text:p>
      <text:p text:style-name="P11"><text:span text:style-name="T7">(</text:span></text:p>
      <text:p text:style-name="P11"><text:span text:style-name="T8"><text:s text:c="3"/></text:span><text:span text:style-name="T11">"PaymentId" </text:span><text:span text:style-name="T9">int not null</text:span></text:p>
      <text:p text:style-name="P11"><text:span text:style-name="T10"><text:s text:c="6"/></text:span><text:span text:style-name="T9">constraint </text:span><text:span text:style-name="T7">paymentcard_payment_id_fk</text:span></text:p>
      <text:p text:style-name="P11"><text:span text:style-name="T8"><text:s text:c="9"/></text:span><text:span text:style-name="T9">references </text:span><text:span text:style-name="T7">"ecoBikeSystem"."Payment"</text:span></text:p>
      <text:p text:style-name="P11"><text:span text:style-name="T8"><text:s text:c="12"/></text:span><text:span text:style-name="T9">on update cascade on delete cascade</text:span><text:span text:style-name="T7">,</text:span></text:p>
      <text:p text:style-name="P11"><text:span text:style-name="T8"><text:s text:c="3"/></text:span><text:span text:style-name="T11">"CardId" </text:span><text:span text:style-name="T9">int not null</text:span></text:p>
      <text:p text:style-name="P11"><text:span text:style-name="T10"><text:s text:c="6"/></text:span><text:span text:style-name="T9">constraint </text:span><text:span text:style-name="T7">paymentcard_card_id_fk</text:span></text:p>
      <text:p text:style-name="P11"><text:span text:style-name="T8"><text:s text:c="9"/></text:span><text:span text:style-name="T9">references </text:span><text:span text:style-name="T7">"ecoBikeSystem"."Card"</text:span></text:p>
      <text:p text:style-name="P11"><text:span text:style-name="T8"><text:s text:c="12"/></text:span><text:span text:style-name="T9">on update cascade on delete cascade</text:span><text:span text:style-name="T7">,</text:span></text:p>
      <text:p text:style-name="P11"><text:span text:style-name="T8"><text:s text:c="3"/></text:span><text:span text:style-name="T9">constraint </text:span><text:span text:style-name="T7">paymentcard_pk</text:span></text:p>
      <text:p text:style-name="P11"><text:span text:style-name="T8"><text:s text:c="6"/></text:span><text:span text:style-name="T9">primary key </text:span><text:span text:style-name="T7">(</text:span><text:span text:style-name="T11">"PaymentId"</text:span><text:span text:style-name="T7">, </text:span><text:span text:style-name="T11">"CardId"</text:span><text:span text:style-name="T7">)</text:span></text:p>
      <text:p text:style-name="P11"><text:span text:style-name="T7">);</text:span></text:p>
      <text:p text:style-name="P11"><text:span text:style-name="T9">create table </text:span><text:span text:style-name="T7">"ecoBikeSystem"."Ebike"</text:span></text:p>
      <text:p text:style-name="P11"><text:soft-page-break/><text:span text:style-name="T7">(</text:span></text:p>
      <text:p text:style-name="P11"><text:span text:style-name="T8"><text:s text:c="3"/></text:span><text:span text:style-name="T11">id </text:span><text:span text:style-name="T9">int not null</text:span></text:p>
      <text:p text:style-name="P11"><text:span text:style-name="T10"><text:s text:c="6"/></text:span><text:span text:style-name="T9">constraint </text:span><text:span text:style-name="T7">ebike_pk</text:span></text:p>
      <text:p text:style-name="P11"><text:span text:style-name="T8"><text:s text:c="9"/></text:span><text:span text:style-name="T9">primary key</text:span></text:p>
      <text:p text:style-name="P11"><text:span text:style-name="T10"><text:s text:c="6"/></text:span><text:span text:style-name="T9">constraint </text:span><text:span text:style-name="T7">ebike_bike_id_fk</text:span></text:p>
      <text:p text:style-name="P11"><text:span text:style-name="T8"><text:s text:c="9"/></text:span><text:span text:style-name="T9">references </text:span><text:span text:style-name="T7">"ecoBikeSystem"."Bike"</text:span></text:p>
      <text:p text:style-name="P11"><text:span text:style-name="T8"><text:s text:c="12"/></text:span><text:span text:style-name="T9">on update cascade on delete cascade</text:span><text:span text:style-name="T7">,</text:span></text:p>
      <text:p text:style-name="P11"><text:span text:style-name="T8"><text:s text:c="3"/></text:span><text:span text:style-name="T11">battery </text:span><text:span text:style-name="T9">int not null</text:span></text:p>
      <text:p text:style-name="P11"><text:span text:style-name="T7">);</text:span></text:p>
      <text:p text:style-name="P11"><text:span text:style-name="T9">create table </text:span><text:span text:style-name="T7">"ecoBikeSystem"."TwinEbike"</text:span></text:p>
      <text:p text:style-name="P11"><text:span text:style-name="T7">(</text:span></text:p>
      <text:p text:style-name="P11"><text:span text:style-name="T8"><text:s text:c="3"/></text:span><text:span text:style-name="T11">id </text:span><text:span text:style-name="T9">int not null</text:span></text:p>
      <text:p text:style-name="P11"><text:span text:style-name="T10"><text:s text:c="6"/></text:span><text:span text:style-name="T9">constraint </text:span><text:span text:style-name="T7">twinebike_pk</text:span></text:p>
      <text:p text:style-name="P11"><text:span text:style-name="T8"><text:s text:c="9"/></text:span><text:span text:style-name="T9">primary key</text:span></text:p>
      <text:p text:style-name="P11"><text:span text:style-name="T10"><text:s text:c="6"/></text:span><text:span text:style-name="T9">constraint </text:span><text:span text:style-name="T7">twinebike_bike_id_fk</text:span></text:p>
      <text:p text:style-name="P11"><text:span text:style-name="T8"><text:s text:c="9"/></text:span><text:span text:style-name="T9">references </text:span><text:span text:style-name="T7">"ecoBikeSystem"."Bike"</text:span></text:p>
      <text:p text:style-name="P11"><text:span text:style-name="T8"><text:s text:c="12"/></text:span><text:span text:style-name="T9">on update cascade on delete cascade</text:span><text:span text:style-name="T7">,</text:span></text:p>
      <text:p text:style-name="P11"><text:span text:style-name="T8"><text:s text:c="3"/></text:span><text:span text:style-name="T11">battery </text:span><text:span text:style-name="T9">int not null</text:span></text:p>
      <text:p text:style-name="P11"><text:span text:style-name="T7">);</text:span></text:p>
      <text:p text:style-name="P11"><text:span text:style-name="T9">create table </text:span><text:span text:style-name="T7">"ecoBikeSystem"."Standardbike"</text:span></text:p>
      <text:p text:style-name="P11"><text:span text:style-name="T7">(</text:span></text:p>
      <text:p text:style-name="P11"><text:soft-page-break/><text:span text:style-name="T8"><text:s text:c="3"/></text:span><text:span text:style-name="T11">id </text:span><text:span text:style-name="T9">int not null</text:span></text:p>
      <text:p text:style-name="P11"><text:span text:style-name="T10"><text:s text:c="6"/></text:span><text:span text:style-name="T9">constraint </text:span><text:span text:style-name="T7">standardbike_pk</text:span></text:p>
      <text:p text:style-name="P11"><text:span text:style-name="T8"><text:s text:c="9"/></text:span><text:span text:style-name="T9">primary key</text:span></text:p>
      <text:p text:style-name="P11"><text:span text:style-name="T10"><text:s text:c="6"/></text:span><text:span text:style-name="T9">constraint </text:span><text:span text:style-name="T7">standardbike_bike_id_fk</text:span></text:p>
      <text:p text:style-name="P11"><text:span text:style-name="T8"><text:s text:c="9"/></text:span><text:span text:style-name="T9">references </text:span><text:span text:style-name="T7">"ecoBikeSystem"."Bike"</text:span></text:p>
      <text:p text:style-name="P11"><text:span text:style-name="T8"><text:s text:c="12"/></text:span><text:span text:style-name="T9">on update cascade on delete cascade</text:span></text:p>
      <text:p text:style-name="P11"><text:span text:style-name="T7">);</text:span></text:p>
      <text:p text:style-name="P11"><text:span text:style-name="T9">create table </text:span><text:span text:style-name="T7">"ecoBikeSystem"."Twinbike"</text:span></text:p>
      <text:p text:style-name="P11"><text:span text:style-name="T7">(</text:span></text:p>
      <text:p text:style-name="P11"><text:span text:style-name="T8"><text:s text:c="3"/></text:span><text:span text:style-name="T11">id </text:span><text:span text:style-name="T9">int not null</text:span></text:p>
      <text:p text:style-name="P11"><text:span text:style-name="T10"><text:s text:c="6"/></text:span><text:span text:style-name="T9">constraint </text:span><text:span text:style-name="T7">twinbike_pk</text:span></text:p>
      <text:p text:style-name="P11"><text:span text:style-name="T8"><text:s text:c="9"/></text:span><text:span text:style-name="T9">primary key</text:span></text:p>
      <text:p text:style-name="P11"><text:span text:style-name="T10"><text:s text:c="6"/></text:span><text:span text:style-name="T9">constraint </text:span><text:span text:style-name="T7">twinbike_bike_id_fk</text:span></text:p>
      <text:p text:style-name="P11"><text:span text:style-name="T8"><text:s text:c="9"/></text:span><text:span text:style-name="T9">references </text:span><text:span text:style-name="T7">"ecoBikeSystem"."Bike"</text:span></text:p>
      <text:p text:style-name="P11"><text:span text:style-name="T8"><text:s text:c="12"/></text:span><text:span text:style-name="T9">on update cascade on delete cascade</text:span></text:p>
      <text:p text:style-name="P13"><text:span text:style-name="T7">);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9" meta:paragraph-count="268" meta:word-count="604" meta:character-count="4902" meta:non-whitespace-character-count="4046"/>
    <meta:generator>LibreOfficeDev/6.0.5.2$Linux_X86_64 LibreOffice_project/</meta:generator>
  </office:meta>
</office:document-meta>
</file>